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fo:margin-top="0cm" style:writing-mode="lr-tb">
        <style:tab-stops>
          <style:tab-stop style:type="right" style:leader-style="none" style:position="-4.445cm"/>
        </style:tab-stops>
      </style:paragraph-properties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P15" style:family="paragraph" style:parent-style-name="Standard">
      <style:paragraph-properties fo:break-before="auto" fo:line-height="115%" fo:margin-top="0cm" style:writing-mode="lr-tb">
        <style:tab-stops>
          <style:tab-stop style:type="right" style:leader-style="none" style:position="-4.445cm"/>
        </style:tab-stops>
      </style:paragraph-properties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fo:margin-top="0cm" style:writing-mode="lr-tb">
        <style:tab-stops>
          <style:tab-stop style:type="right" style:leader-style="none" style:position="-4.445cm"/>
        </style:tab-stops>
      </style:paragraph-properties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fo:margin-top="0cm" style:writing-mode="lr-tb">
        <style:tab-stops>
          <style:tab-stop style:type="right" style:leader-style="none" style:position="-4.445cm"/>
        </style:tab-stops>
      </style:paragraph-properties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line-height="115%" fo:margin-top="0cm" style:writing-mode="lr-tb">
        <style:tab-stops>
          <style:tab-stop style:type="right" style:leader-style="none" style:position="-4.445cm"/>
        </style:tab-stops>
      </style:paragraph-properties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fo:margin-top="0cm" style:writing-mode="lr-tb">
        <style:tab-stops>
          <style:tab-stop style:type="right" style:leader-style="none" style:position="-4.445cm"/>
        </style:tab-stops>
      </style:paragraph-properties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/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/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>
      <style:text-properties fo:font-style="italic" style:font-style-asian="italic" style:font-style-complex="italic"/>
    </style:style>
    <style:style style:name="T27_2" style:family="text">
      <style:text-properties fo:font-style="italic" style:font-style-asian="italic" style:font-style-complex="italic"/>
    </style:style>
    <style:style style:name="T27_3" style:family="text">
      <style:text-properties fo:font-style="italic" style:font-style-asian="italic" style:font-style-complex="italic"/>
    </style:style>
    <style:style style:name="T27_4" style:family="text">
      <style:text-properties fo:font-style="italic" style:font-style-asian="italic" style:font-style-complex="italic"/>
    </style:style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/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P4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4pt" style:font-size-asian="14pt" style:font-size-complex="14pt" fo:font-weight="bold" style:font-weight-asian="bold" style:font-weight-complex="bold"/>
    </style:style>
    <style:style style:name="T45_2" style:family="text">
      <style:text-properties fo:font-size="14pt" style:font-size-asian="14pt" style:font-size-complex="14pt" fo:font-weight="bold" style:font-weight-asian="bold" style:font-weight-complex="bold"/>
    </style:style>
    <style:style style:name="T45_3" style:family="text">
      <style:text-properties fo:font-size="14pt" style:font-size-asian="14pt" style:font-size-complex="14pt" fo:font-weight="bold" style:font-weight-asian="bold" style:font-weight-complex="bold"/>
    </style:style>
    <style:style style:name="T45_4" style:family="text">
      <style:text-properties fo:font-size="14pt" style:font-size-asian="14pt" style:font-size-complex="14pt" fo:font-weight="bold" style:font-weight-asian="bold" style:font-weight-complex="bold"/>
    </style:style>
    <style:style style:name="T45_5" style:family="text">
      <style:text-properties fo:font-size="14pt" style:font-size-asian="14pt" style:font-size-complex="14pt" fo:font-weight="bold" style:font-weight-asian="bold" style:font-weight-complex="bold"/>
    </style:style>
    <style:style style:name="T45_6" style:family="text">
      <style:text-properties fo:font-size="14pt" style:font-size-asian="14pt" style:font-size-complex="14pt" fo:font-weight="bold" style:font-weight-asian="bold" style:font-weight-complex="bold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fo:font-size="14pt" style:font-size-asian="14pt" style:font-size-complex="14pt" fo:font-weight="bold" style:font-weight-asian="bold" style:font-weight-complex="bold"/>
    </style:style>
    <style:style style:name="T49_2" style:family="text">
      <style:text-properties fo:font-size="14pt" style:font-size-asian="14pt" style:font-size-complex="14pt" fo:font-weight="bold" style:font-weight-asian="bold" style:font-weight-complex="bold"/>
    </style:style>
    <style:style style:name="T49_3" style:family="text">
      <style:text-properties fo:font-size="14pt" style:font-size-asian="14pt" style:font-size-complex="14pt" fo:font-weight="bold" style:font-weight-asian="bold" style:font-weight-complex="bold"/>
    </style:style>
    <style:style style:name="T49_4" style:family="text">
      <style:text-properties fo:font-size="14pt" style:font-size-asian="14pt" style:font-size-complex="14pt" fo:font-weight="bold" style:font-weight-asian="bold" style:font-weight-complex="bold"/>
    </style:style>
    <style:style style:name="T49_5" style:family="text">
      <style:text-properties fo:font-size="14pt" style:font-size-asian="14pt" style:font-size-complex="14pt" fo:font-weight="bold" style:font-weight-asian="bold" style:font-weight-complex="bold"/>
    </style:style>
    <style:style style:name="T49_6" style:family="text">
      <style:text-properties fo:font-size="14pt" style:font-size-asian="14pt" style:font-size-complex="14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fo:font-size="14pt" style:font-size-asian="14pt" style:font-size-complex="14pt" fo:font-weight="bold" style:font-weight-asian="bold" style:font-weight-complex="bold"/>
    </style:style>
    <style:style style:name="T53_2" style:family="text">
      <style:text-properties fo:font-size="14pt" style:font-size-asian="14pt" style:font-size-complex="14pt" fo:font-weight="bold" style:font-weight-asian="bold" style:font-weight-complex="bold"/>
    </style:style>
    <style:style style:name="T53_3" style:family="text">
      <style:text-properties fo:font-size="14pt" style:font-size-asian="14pt" style:font-size-complex="14pt" fo:font-weight="bold" style:font-weight-asian="bold" style:font-weight-complex="bold"/>
    </style:style>
    <style:style style:name="T53_4" style:family="text">
      <style:text-properties fo:font-size="14pt" style:font-size-asian="14pt" style:font-size-complex="14pt" fo:font-weight="bold" style:font-weight-asian="bold" style:font-weight-complex="bold"/>
    </style:style>
    <style:style style:name="T53_5" style:family="text">
      <style:text-properties fo:font-size="14pt" style:font-size-asian="14pt" style:font-size-complex="14pt" fo:font-weight="bold" style:font-weight-asian="bold" style:font-weight-complex="bold"/>
    </style:style>
    <style:style style:name="T53_6" style:family="text">
      <style:text-properties fo:font-size="14pt" style:font-size-asian="14pt" style:font-size-complex="14pt" fo:font-weight="bold" style:font-weight-asian="bold" style:font-weight-complex="bold"/>
    </style:style>
    <style:style style:name="T53_7" style:family="text">
      <style:text-properties fo:font-size="14pt" style:font-size-asian="14pt" style:font-size-complex="14pt" fo:font-weight="bold" style:font-weight-asian="bold" style:font-weight-complex="bold"/>
    </style:style>
    <style:style style:name="T53_8" style:family="text">
      <style:text-properties fo:font-size="14pt" style:font-size-asian="14pt" style:font-size-complex="14pt" fo:font-weight="bold" style:font-weight-asian="bold" style:font-weight-complex="bold"/>
    </style:style>
    <style:style style:name="T53_9" style:family="text">
      <style:text-properties fo:font-size="14pt" style:font-size-asian="14pt" style:font-size-complex="14pt" fo:font-weight="bold" style:font-weight-asian="bold" style:font-weight-complex="bold"/>
    </style:style>
    <style:style style:name="T53_10" style:family="text">
      <style:text-properties fo:font-size="14pt" style:font-size-asian="14pt" style:font-size-complex="14pt" fo:font-weight="bold" style:font-weight-asian="bold" style:font-weight-complex="bold"/>
    </style:style>
    <style:style style:name="T53_11" style:family="text">
      <style:text-properties fo:font-size="14pt" style:font-size-asian="14pt" style:font-size-complex="14pt" fo:font-weight="bold" style:font-weight-asian="bold" style:font-weight-complex="bold"/>
    </style:style>
    <style:style style:name="T53_12" style:family="text">
      <style:text-properties fo:font-size="14pt" style:font-size-asian="14pt" style:font-size-complex="14pt" fo:font-weight="bold" style:font-weight-asian="bold" style:font-weight-complex="bold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fo:font-size="14pt" style:font-size-asian="14pt" style:font-size-complex="14pt" fo:font-weight="bold" style:font-weight-asian="bold" style:font-weight-complex="bold"/>
    </style:style>
    <style:style style:name="T57_2" style:family="text">
      <style:text-properties fo:font-size="14pt" style:font-size-asian="14pt" style:font-size-complex="14pt" fo:font-weight="bold" style:font-weight-asian="bold" style:font-weight-complex="bold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T58_7" style:family="text">
      <style:text-properties fo:font-weight="bold" style:font-weight-asian="bold" style:font-weight-complex="bold"/>
    </style:style>
    <style:style style:name="T58_8" style:family="text">
      <style:text-properties fo:font-weight="bold" style:font-weight-asian="bold" style:font-weight-complex="bold"/>
    </style:style>
    <style:style style:name="T58_9" style:family="text">
      <style:text-properties fo:font-weight="bold" style:font-weight-asian="bold" style:font-weight-complex="bold"/>
    </style:style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fo:font-size="14pt" style:font-size-asian="14pt" style:font-size-complex="14pt" fo:font-weight="bold" style:font-weight-asian="bold" style:font-weight-complex="bold"/>
    </style:style>
    <style:style style:name="T61_2" style:family="text">
      <style:text-properties fo:font-size="14pt" style:font-size-asian="14pt" style:font-size-complex="14pt" fo:font-weight="bold" style:font-weight-asian="bold" style:font-weight-complex="bold"/>
    </style:style>
    <style:style style:name="T61_3" style:family="text">
      <style:text-properties fo:font-size="14pt" style:font-size-asian="14pt" style:font-size-complex="14pt" fo:font-weight="bold" style:font-weight-asian="bold" style:font-weight-complex="bold"/>
    </style:style>
    <style:style style:name="T61_4" style:family="text">
      <style:text-properties fo:font-size="14pt" style:font-size-asian="14pt" style:font-size-complex="14pt" fo:font-weight="bold" style:font-weight-asian="bold" style:font-weight-complex="bold"/>
    </style:style>
    <style:style style:name="T61_5" style:family="text">
      <style:text-properties fo:font-size="14pt" style:font-size-asian="14pt" style:font-size-complex="14pt" fo:font-weight="bold" style:font-weight-asian="bold" style:font-weight-complex="bold"/>
    </style:style>
    <style:style style:name="T61_6" style:family="text">
      <style:text-properties fo:font-size="14pt" style:font-size-asian="14pt" style:font-size-complex="14pt" fo:font-weight="bold" style:font-weight-asian="bold" style:font-weight-complex="bold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T62_6" style:family="text">
      <style:text-properties fo:font-weight="bold" style:font-weight-asian="bold" style:font-weight-complex="bold"/>
    </style:style>
    <style:style style:name="T62_7" style:family="text">
      <style:text-properties fo:font-weight="bold" style:font-weight-asian="bold" style:font-weight-complex="bold"/>
    </style:style>
    <style:style style:name="T62_8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67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-2.54cm"/>
        </style:tab-stops>
      </style:paragraph-properties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T74_8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>
      <style:text-properties fo:font-weight="bold" style:font-weight-asian="bold" style:font-weight-complex="bold"/>
    </style:style>
    <style:style style:name="T77_6" style:family="text">
      <style:text-properties fo:font-weight="bold" style:font-weight-asian="bold" style:font-weight-complex="bold"/>
    </style:style>
    <style:style style:name="T77_7" style:family="text">
      <style:text-properties fo:font-weight="bold" style:font-weight-asian="bold" style:font-weight-complex="bold"/>
    </style:style>
    <style:style style:name="T77_8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0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-2.54cm"/>
        </style:tab-stops>
      </style:paragraph-properties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T80_5" style:family="text">
      <style:text-properties fo:font-weight="bold" style:font-weight-asian="bold" style:font-weight-complex="bold"/>
    </style:style>
    <style:style style:name="T80_6" style:family="text">
      <style:text-properties fo:font-weight="bold" style:font-weight-asian="bold" style:font-weight-complex="bold"/>
    </style:style>
    <style:style style:name="T80_7" style:family="text">
      <style:text-properties fo:font-weight="bold" style:font-weight-asian="bold" style:font-weight-complex="bold"/>
    </style:style>
    <style:style style:name="T80_8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>
      <style:text-properties fo:font-weight="bold" style:font-weight-asian="bold" style:font-weight-complex="bold"/>
    </style:style>
    <style:style style:name="T85_6" style:family="text">
      <style:text-properties fo:font-weight="bold" style:font-weight-asian="bold" style:font-weight-complex="bold"/>
    </style:style>
    <style:style style:name="T85_7" style:family="text">
      <style:text-properties fo:font-weight="bold" style:font-weight-asian="bold" style:font-weight-complex="bold"/>
    </style:style>
    <style:style style:name="T85_8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fo:font-size="14pt" style:font-size-asian="14pt" style:font-size-complex="14pt" fo:font-weight="bold" style:font-weight-asian="bold" style:font-weight-complex="bold"/>
    </style:style>
    <style:style style:name="T89_2" style:family="text">
      <style:text-properties fo:font-size="14pt" style:font-size-asian="14pt" style:font-size-complex="14pt" fo:font-weight="bold" style:font-weight-asian="bold" style:font-weight-complex="bold"/>
    </style:style>
    <style:style style:name="T89_3" style:family="text">
      <style:text-properties fo:font-size="14pt" style:font-size-asian="14pt" style:font-size-complex="14pt" fo:font-weight="bold" style:font-weight-asian="bold" style:font-weight-complex="bold"/>
    </style:style>
    <style:style style:name="T89_4" style:family="text">
      <style:text-properties fo:font-size="14pt" style:font-size-asian="14pt" style:font-size-complex="14pt" fo:font-weight="bold" style:font-weight-asian="bold" style:font-weight-complex="bold"/>
    </style:style>
    <style:style style:name="T89_5" style:family="text">
      <style:text-properties fo:font-size="14pt" style:font-size-asian="14pt" style:font-size-complex="14pt" fo:font-weight="bold" style:font-weight-asian="bold" style:font-weight-complex="bold"/>
    </style:style>
    <style:style style:name="T89_6" style:family="text">
      <style:text-properties fo:font-size="14pt" style:font-size-asian="14pt" style:font-size-complex="14pt" fo:font-weight="bold" style:font-weight-asian="bold" style:font-weight-complex="bold"/>
    </style:style>
    <style:style style:name="T89_7" style:family="text">
      <style:text-properties fo:font-size="14pt" style:font-size-asian="14pt" style:font-size-complex="14pt" fo:font-weight="bold" style:font-weight-asian="bold" style:font-weight-complex="bold"/>
    </style:style>
    <style:style style:name="T89_8" style:family="text">
      <style:text-properties fo:font-size="14pt" style:font-size-asian="14pt" style:font-size-complex="14pt" fo:font-weight="bold" style:font-weight-asian="bold" style:font-weight-complex="bold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fo:font-size="14pt" style:font-size-asian="14pt" style:font-size-complex="14pt" fo:font-weight="bold" style:font-weight-asian="bold" style:font-weight-complex="bold"/>
    </style:style>
    <style:style style:name="T93_2" style:family="text">
      <style:text-properties fo:font-size="14pt" style:font-size-asian="14pt" style:font-size-complex="14pt" fo:font-weight="bold" style:font-weight-asian="bold" style:font-weight-complex="bold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>
      <style:text-properties fo:font-weight="bold" style:font-weight-asian="bold" style:font-weight-complex="bold"/>
    </style:style>
    <style:style style:name="T94_6" style:family="text">
      <style:text-properties fo:font-weight="bold" style:font-weight-asian="bold" style:font-weight-complex="bold"/>
    </style:style>
    <style:style style:name="T94_7" style:family="text">
      <style:text-properties fo:font-weight="bold" style:font-weight-asian="bold" style:font-weight-complex="bold"/>
    </style:style>
    <style:style style:name="T94_8" style:family="text">
      <style:text-properties fo:font-weight="bold" style:font-weight-asian="bold" style:font-weight-complex="bold"/>
    </style:style>
    <style:style style:name="T94_9" style:family="text">
      <style:text-properties fo:font-weight="bold" style:font-weight-asian="bold" style:font-weight-complex="bol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>
      <style:text-properties style:text-position="super 58%"/>
    </style:style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</office:automatic-styles>
  <office:body>
    <office:text>
      <text:p text:style-name="P1"><text:span text:style-name="T1_1">Referat</text:span><text:span text:style-name="T1_2"><text:s/></text:span><text:span text:style-name="T1_3">fra</text:span><text:span text:style-name="T1_4"><text:s/></text:span><text:span text:style-name="T1_5">Fordelingsutvalgmøte</text:span><text:span text:style-name="T1_6"><text:s/></text:span><text:span text:style-name="T1_7">tirsdag</text:span><text:span text:style-name="T1_8"><text:s/>26.<text:s/></text:span><text:span text:style-name="T1_9">feb</text:span><text:span text:style-name="T1_10">.<text:s/>2012</text:span></text:p>
      <text:p text:style-name="P2"/>
      <text:p text:style-name="P3"><text:span text:style-name="T3_1">Tid</text:span><text:span text:style-name="T3_2">:</text:span><text:span text:style-name="T3_3"><text:s/>16:15-17:10</text:span></text:p>
      <text:p text:style-name="P4"/>
      <text:p text:style-name="P5"><text:span text:style-name="T5_1">Sted</text:span><text:span text:style-name="T5_2">:</text:span><text:span text:style-name="T5_3"><text:s/></text:span><text:span text:style-name="T5_4">Java</text:span><text:span text:style-name="T5_5"><text:s/>(#2423)</text:span></text:p>
      <text:p text:style-name="P6"/>
      <text:p text:style-name="P7"><text:span text:style-name="T7_1">Agenda</text:span></text:p>
      <text:list text:style-name="LS1" xml:id="list0">
        <text:list-item>
          <text:p text:style-name="P8"><text:span text:style-name="T8_1">Godkjenning</text:span><text:span text:style-name="T8_2"><text:s/></text:span><text:span text:style-name="T8_3">av</text:span><text:span text:style-name="T8_4"><text:s/></text:span><text:span text:style-name="T8_5">innkalling</text:span></text:p>
        </text:list-item>
        <text:list-item>
          <text:p text:style-name="P9"><text:span text:style-name="T9_1">Godkjenning</text:span><text:span text:style-name="T9_2"><text:s/></text:span><text:span text:style-name="T9_3">av</text:span><text:span text:style-name="T9_4"><text:s/></text:span><text:span text:style-name="T9_5">agenda</text:span></text:p>
        </text:list-item>
        <text:list-item>
          <text:p text:style-name="P10"><text:span text:style-name="T10_1">Godkjenning</text:span><text:span text:style-name="T10_2"><text:s/></text:span><text:span text:style-name="T10_3">av</text:span><text:span text:style-name="T10_4"><text:s/></text:span><text:span text:style-name="T10_5">referat</text:span><text:span text:style-name="T10_6"><text:s/></text:span><text:span text:style-name="T10_7">fra</text:span><text:span text:style-name="T10_8"><text:s/></text:span><text:span text:style-name="T10_9">forrige</text:span><text:span text:style-name="T10_10"><text:s/></text:span><text:span text:style-name="T10_11">møte</text:span></text:p>
        </text:list-item>
        <text:list-item>
          <text:p text:style-name="P11"><text:span text:style-name="T11_1">Sirkulasjonssaker</text:span></text:p>
        </text:list-item>
      </text:list>
      <text:list text:style-name="LS2" xml:id="list4">
        <text:list-item>
          <text:p text:style-name="P12"><text:span text:style-name="T12_1">Valg</text:span><text:span text:style-name="T12_2"><text:s/></text:span><text:span text:style-name="T12_3">av</text:span><text:span text:style-name="T12_4"><text:s/></text:span><text:span text:style-name="T12_5">ny</text:span><text:span text:style-name="T12_6"><text:s/></text:span><text:span text:style-name="T12_7">koordinator</text:span></text:p>
        </text:list-item>
      </text:list>
      <text:list text:style-name="LS3" xml:id="list5">
        <text:list-item>
          <text:p text:style-name="P13"><text:span text:style-name="T13_1">Behandling</text:span><text:span text:style-name="T13_2"><text:s/></text:span><text:span text:style-name="T13_3">av</text:span><text:span text:style-name="T13_4"><text:s/></text:span><text:span text:style-name="T13_5">søknader</text:span></text:p>
        </text:list-item>
      </text:list>
      <text:list text:style-name="LS4" xml:id="list6">
        <text:list-item>
          <text:p text:style-name="P14"><text:span text:style-name="T14_1">MAPSs</text:span><text:span text:style-name="T14_2"><text:s/></text:span><text:span text:style-name="T14_3">søknad</text:span><text:span text:style-name="T14_4"><text:s/></text:span><text:span text:style-name="T14_5">om</text:span><text:span text:style-name="T14_6"><text:s/></text:span><text:span text:style-name="T14_7">driftssøtte</text:span></text:p>
        </text:list-item>
        <text:list-item>
          <text:p text:style-name="P15"><text:span text:style-name="T15_1">Verdandes</text:span><text:span text:style-name="T15_2"><text:s/></text:span><text:span text:style-name="T15_3">søknad</text:span><text:span text:style-name="T15_4"><text:s/></text:span><text:span text:style-name="T15_5">om</text:span><text:span text:style-name="T15_6"><text:s/></text:span><text:span text:style-name="T15_7">driftsstøtte</text:span></text:p>
        </text:list-item>
        <text:list-item>
          <text:p text:style-name="P16"><text:span text:style-name="T16_1">Verdandes</text:span><text:span text:style-name="T16_2"><text:s/></text:span><text:span text:style-name="T16_3">søknad</text:span><text:span text:style-name="T16_4"><text:s/></text:span><text:span text:style-name="T16_5">om</text:span><text:span text:style-name="T16_6"><text:s/></text:span><text:span text:style-name="T16_7">prosjektstøtte</text:span></text:p>
        </text:list-item>
        <text:list-item>
          <text:p text:style-name="P17"><text:span text:style-name="T17_1">FUIs</text:span><text:span text:style-name="T17_2"><text:s/></text:span><text:span text:style-name="T17_3">søknad</text:span><text:span text:style-name="T17_4"><text:s/></text:span><text:span text:style-name="T17_5">om</text:span><text:span text:style-name="T17_6"><text:s/></text:span><text:span text:style-name="T17_7">driftsstøtte</text:span></text:p>
        </text:list-item>
        <text:list-item>
          <text:p text:style-name="P18"><text:span text:style-name="T18_1">FIFIs</text:span><text:span text:style-name="T18_2"><text:s/></text:span><text:span text:style-name="T18_3">søknad</text:span><text:span text:style-name="T18_4"><text:s/></text:span><text:span text:style-name="T18_5">om</text:span><text:span text:style-name="T18_6"><text:s/></text:span><text:span text:style-name="T18_7">driftsstøtte</text:span></text:p>
        </text:list-item>
        <text:list-item>
          <text:p text:style-name="P19"><text:span text:style-name="T19_1">Mikros</text:span><text:span text:style-name="T19_2"><text:s/></text:span><text:span text:style-name="T19_3">søknad</text:span><text:span text:style-name="T19_4"><text:s/></text:span><text:span text:style-name="T19_5">om</text:span><text:span text:style-name="T19_6"><text:s/></text:span><text:span text:style-name="T19_7">driftsstøtte</text:span></text:p>
        </text:list-item>
      </text:list>
      <text:list text:style-name="LS5" xml:id="list12">
        <text:list-item>
          <text:p text:style-name="P20"><text:span text:style-name="T20_1">Signering</text:span><text:span text:style-name="T20_2"><text:s/></text:span><text:span text:style-name="T20_3">av</text:span><text:span text:style-name="T20_4"><text:s/></text:span><text:span text:style-name="T20_5">innvilgede</text:span><text:span text:style-name="T20_6"><text:s/></text:span><text:span text:style-name="T20_7">søknader</text:span></text:p>
        </text:list-item>
        <text:list-item>
          <text:p text:style-name="P21"><text:span text:style-name="T21_1">Eventuelt</text:span></text:p>
        </text:list-item>
      </text:list>
      <text:p text:style-name="P22"/>
      <text:p text:style-name="P23"><text:span text:style-name="T23_1">Tilstede</text:span></text:p>
      <text:p text:style-name="P24"><text:span text:style-name="T24_1">CYB</text:span></text:p>
      <text:list text:style-name="LS6" xml:id="list14">
        <text:list-item>
          <text:p text:style-name="P25"><text:span text:style-name="T25_1">Steffen</text:span><text:span text:style-name="T25_2"><text:s/></text:span><text:span text:style-name="T25_3">Lien</text:span><text:span text:style-name="T25_4"><text:s/>(</text:span><text:span text:style-name="T25_5">steffeli</text:span><text:span text:style-name="T25_6">)</text:span></text:p>
        </text:list-item>
      </text:list>
      <text:p text:style-name="P26"><text:span text:style-name="T26_1">PING</text:span></text:p>
      <text:list text:style-name="LS7" xml:id="list15">
        <text:list-item>
          <text:p text:style-name="P27"><text:span text:style-name="T27_1">Ikke</text:span><text:span text:style-name="T27_2"><text:s/></text:span><text:span text:style-name="T27_3">representert</text:span><text:span text:style-name="T27_4">.</text:span></text:p>
        </text:list-item>
      </text:list>
      <text:p text:style-name="P28"><text:span text:style-name="T28_1">Dagen</text:span></text:p>
      <text:list text:style-name="LS8" xml:id="list16">
        <text:list-item>
          <text:p text:style-name="P29"><text:span text:style-name="T29_1">Marte</text:span><text:span text:style-name="T29_2"><text:s/></text:span><text:span text:style-name="T29_3">Hesvik</text:span><text:span text:style-name="T29_4"><text:s/></text:span><text:span text:style-name="T29_5">Frøyen</text:span><text:span text:style-name="T29_6"><text:s/>(</text:span><text:span text:style-name="T29_7">martehfr</text:span><text:span text:style-name="T29_8">)</text:span></text:p>
        </text:list-item>
      </text:list>
      <text:p text:style-name="P30"><text:span text:style-name="T30_1">Navet</text:span></text:p>
      <text:list text:style-name="LS9" xml:id="list17">
        <text:list-item>
          <text:p text:style-name="P31"><text:span text:style-name="T31_1">Per</text:span><text:span text:style-name="T31_2"><text:s/></text:span><text:span text:style-name="T31_3">Wessel</text:span><text:span text:style-name="T31_4"><text:s/></text:span><text:span text:style-name="T31_5">Nore</text:span><text:span text:style-name="T31_6"><text:s/>(</text:span><text:span text:style-name="T31_7">perwn</text:span><text:span text:style-name="T31_8">)</text:span></text:p>
        </text:list-item>
      </text:list>
      <text:p text:style-name="P32"><text:span text:style-name="T32_1">Mikro</text:span></text:p>
      <text:list text:style-name="LS10" xml:id="list18">
        <text:list-item>
          <text:p text:style-name="P33"><text:span text:style-name="T33_1">André</text:span><text:span text:style-name="T33_2"><text:s/></text:span><text:span text:style-name="T33_3">Kramer</text:span><text:span text:style-name="T33_4"><text:s/></text:span><text:span text:style-name="T33_5">Orten</text:span><text:span text:style-name="T33_6"><text:s/>(</text:span><text:span text:style-name="T33_7">andrekor</text:span><text:span text:style-name="T33_8">)</text:span></text:p>
        </text:list-item>
      </text:list>
      <text:p text:style-name="P34"><text:span text:style-name="T34_1">FUI</text:span></text:p>
      <text:list text:style-name="LS11" xml:id="list19">
        <text:list-item>
          <text:p text:style-name="P35"><text:span text:style-name="T35_1">Thorvald</text:span><text:span text:style-name="T35_2"><text:s/></text:span><text:span text:style-name="T35_3">Munch</text:span><text:span text:style-name="T35_4">-</text:span><text:span text:style-name="T35_5">Møller</text:span><text:span text:style-name="T35_6"><text:s/>(</text:span><text:span text:style-name="T35_7">thorvahm</text:span><text:span text:style-name="T35_8">)</text:span></text:p>
        </text:list-item>
        <text:list-item>
          <text:p text:style-name="P36"><text:span text:style-name="T36_1">Suhas</text:span><text:span text:style-name="T36_2"><text:s/></text:span><text:span text:style-name="T36_3">Joshi</text:span><text:span text:style-name="T36_4"><text:s/>(</text:span><text:span text:style-name="T36_5">joshi</text:span><text:span text:style-name="T36_6">)</text:span></text:p>
        </text:list-item>
      </text:list>
      <text:p text:style-name="P37"><text:span text:style-name="T37_1">P</text:span><text:span text:style-name="T37_2">:</text:span><text:span text:style-name="T37_3">ISK</text:span></text:p>
      <text:list text:style-name="LS12" xml:id="list21">
        <text:list-item>
          <text:p text:style-name="P38"><text:span text:style-name="T38_1">Andreas</text:span><text:span text:style-name="T38_2"><text:s/></text:span><text:span text:style-name="T38_3">Lind</text:span><text:span text:style-name="T38_4">-</text:span><text:span text:style-name="T38_5">Johansen</text:span><text:span text:style-name="T38_6"><text:s/>(</text:span><text:span text:style-name="T38_7">andrelin</text:span><text:span text:style-name="T38_8">)</text:span></text:p>
        </text:list-item>
      </text:list>
      <text:p text:style-name="P39"><text:span text:style-name="T39_1">FU</text:span></text:p>
      <text:list text:style-name="LS13" xml:id="list22">
        <text:list-item>
          <text:p text:style-name="P40"><text:span text:style-name="T40_1">Bendik</text:span><text:span text:style-name="T40_2"><text:s/></text:span><text:span text:style-name="T40_3">Kvamstad</text:span><text:span text:style-name="T40_4"><text:s/>(</text:span><text:span text:style-name="T40_5">bendikhk</text:span><text:span text:style-name="T40_6">)</text:span></text:p>
        </text:list-item>
        <text:list-item>
          <text:p text:style-name="P41"><text:span text:style-name="T41_1">Torgeir</text:span><text:span text:style-name="T41_2"><text:s/></text:span><text:span text:style-name="T41_3">Lebesbye</text:span><text:span text:style-name="T41_4"><text:s/>(</text:span><text:span text:style-name="T41_5">torgeirl</text:span><text:span text:style-name="T41_6">)</text:span></text:p>
        </text:list-item>
      </text:list>
      <text:p text:style-name="P42"/>
      <text:p text:style-name="P43"><text:span text:style-name="T43_1">Esten</text:span><text:span text:style-name="T43_2"><text:s/></text:span><text:span text:style-name="T43_3">Høyland</text:span><text:span text:style-name="T43_4"><text:s/></text:span><text:span text:style-name="T43_5">Leonardsen</text:span><text:span text:style-name="T43_6"><text:s/>(</text:span><text:span text:style-name="T43_7">estenhl</text:span><text:span text:style-name="T43_8">)<text:s/></text:span><text:span text:style-name="T43_9">fra</text:span><text:span text:style-name="T43_10"><text:s/></text:span><text:span text:style-name="T43_11">FIFI</text:span><text:span text:style-name="T43_12"><text:s/></text:span><text:span text:style-name="T43_13">fikk</text:span><text:span text:style-name="T43_14"><text:s/></text:span><text:span text:style-name="T43_15">delta</text:span><text:span text:style-name="T43_16"><text:s/></text:span><text:span text:style-name="T43_17">på</text:span><text:span text:style-name="T43_18"><text:s/></text:span><text:span text:style-name="T43_19">møtet</text:span><text:span text:style-name="T43_20"><text:s/></text:span><text:span text:style-name="T43_21">og</text:span><text:span text:style-name="T43_22"><text:s/></text:span><text:span text:style-name="T43_23">innvilget</text:span><text:span text:style-name="T43_24"><text:s/></text:span><text:span text:style-name="T43_25">talerett</text:span><text:span text:style-name="T43_26">.</text:span></text:p>
      <text:p text:style-name="P44"/>
      <text:p text:style-name="P45"><text:span text:style-name="T45_1">1<text:s/></text:span><text:span text:style-name="T45_2">Godkjenning</text:span><text:span text:style-name="T45_3"><text:s/></text:span><text:span text:style-name="T45_4">av</text:span><text:span text:style-name="T45_5"><text:s/></text:span><text:span text:style-name="T45_6">innkalling</text:span></text:p>
      <text:p text:style-name="P46"><text:span text:style-name="T46_1">Koordinator</text:span><text:span text:style-name="T46_2"><text:s/></text:span><text:span text:style-name="T46_3">vil</text:span><text:span text:style-name="T46_4"><text:s/></text:span><text:span text:style-name="T46_5">til</text:span><text:span text:style-name="T46_6"><text:s/></text:span><text:span text:style-name="T46_7">neste</text:span><text:span text:style-name="T46_8"><text:s/></text:span><text:span text:style-name="T46_9">møte</text:span><text:span text:style-name="T46_10"><text:s/></text:span><text:span text:style-name="T46_11">ordne</text:span><text:span text:style-name="T46_12"><text:s/></text:span><text:span text:style-name="T46_13">en</text:span><text:span text:style-name="T46_14"><text:s/></text:span><text:span text:style-name="T46_15">epostliste</text:span><text:span text:style-name="T46_16"><text:s/></text:span><text:span text:style-name="T46_17">for</text:span><text:span text:style-name="T46_18"><text:s/></text:span><text:span text:style-name="T46_19">foreninger</text:span><text:span text:style-name="T46_20"><text:s/></text:span><text:span text:style-name="T46_21">som</text:span><text:span text:style-name="T46_22"><text:s/></text:span><text:span text:style-name="T46_23">ikke</text:span><text:span text:style-name="T46_24"><text:s/></text:span><text:span text:style-name="T46_25">er</text:span><text:span text:style-name="T46_26"><text:s/></text:span><text:span text:style-name="T46_27">representert</text:span><text:span text:style-name="T46_28"><text:s/></text:span><text:span text:style-name="T46_29">i</text:span><text:span text:style-name="T46_30"><text:s/></text:span><text:span text:style-name="T46_31">FU</text:span><text:span text:style-name="T46_32">,<text:s/></text:span><text:span text:style-name="T46_33">men</text:span><text:span text:style-name="T46_34"><text:s/></text:span><text:span text:style-name="T46_35">som</text:span><text:span text:style-name="T46_36"><text:s/></text:span><text:span text:style-name="T46_37">bør</text:span><text:span text:style-name="T46_38"><text:s/></text:span><text:span text:style-name="T46_39">få</text:span><text:span text:style-name="T46_40"><text:s/></text:span><text:span text:style-name="T46_41">beskjed</text:span><text:span text:style-name="T46_42"><text:s/></text:span><text:span text:style-name="T46_43">om</text:span><text:span text:style-name="T46_44"><text:s/></text:span><text:span text:style-name="T46_45">søknadsprosessen</text:span><text:span text:style-name="T46_46"><text:s/></text:span><text:span text:style-name="T46_47">og</text:span><text:span text:style-name="T46_48"><text:s/></text:span><text:span text:style-name="T46_49">frister</text:span><text:span text:style-name="T46_50">.<text:s/></text:span><text:span text:style-name="T46_51">Godkjent</text:span><text:span text:style-name="T46_52">.</text:span></text:p>
      <text:p text:style-name="P47"/>
      <text:p text:style-name="P48"/>
      <text:p text:style-name="P49"><text:span text:style-name="T49_1">2<text:s/></text:span><text:span text:style-name="T49_2">Godkjenning</text:span><text:span text:style-name="T49_3"><text:s/></text:span><text:span text:style-name="T49_4">av</text:span><text:span text:style-name="T49_5"><text:s/></text:span><text:span text:style-name="T49_6">agenda</text:span></text:p>
      <text:p text:style-name="P50"><text:span text:style-name="T50_1">Godkjent</text:span><text:span text:style-name="T50_2">.</text:span></text:p>
      <text:p text:style-name="P51"/>
      <text:p text:style-name="P52"/>
      <text:p text:style-name="P53"><text:span text:style-name="T53_1">3<text:s/></text:span><text:span text:style-name="T53_2">Godkjenning</text:span><text:span text:style-name="T53_3"><text:s/></text:span><text:span text:style-name="T53_4">av</text:span><text:span text:style-name="T53_5"><text:s/></text:span><text:span text:style-name="T53_6">referat</text:span><text:span text:style-name="T53_7"><text:s/></text:span><text:span text:style-name="T53_8">fra</text:span><text:span text:style-name="T53_9"><text:s/></text:span><text:span text:style-name="T53_10">forrige</text:span><text:span text:style-name="T53_11"><text:s/></text:span><text:span text:style-name="T53_12">møte</text:span></text:p>
      <text:p text:style-name="P54"><text:span text:style-name="T54_1">Godkjent</text:span><text:span text:style-name="T54_2">.</text:span></text:p>
      <text:p text:style-name="P55"/>
      <text:p text:style-name="P56"/>
      <text:p text:style-name="P57"><text:span text:style-name="T57_1">4<text:s/></text:span><text:span text:style-name="T57_2">Sirkulasjonssaker</text:span></text:p>
      <text:p text:style-name="P58"><text:span text:style-name="T58_1">4.1<text:s/></text:span><text:span text:style-name="T58_2">Valg</text:span><text:span text:style-name="T58_3"><text:s/></text:span><text:span text:style-name="T58_4">av</text:span><text:span text:style-name="T58_5"><text:s/></text:span><text:span text:style-name="T58_6">ny</text:span><text:span text:style-name="T58_7"><text:s/></text:span><text:span text:style-name="T58_8">koordinator</text:span><text:span text:style-name="T58_9"><text:line-break/></text:span><text:span text:style-name="T58_10">28.<text:s/></text:span><text:span text:style-name="T58_11">januar</text:span><text:span text:style-name="T58_12"><text:s/></text:span><text:span text:style-name="T58_13">til</text:span><text:span text:style-name="T58_14"><text:s/>5.<text:s/></text:span><text:span text:style-name="T58_15">februar</text:span><text:span text:style-name="T58_16"><text:s/></text:span><text:span text:style-name="T58_17">ble</text:span><text:span text:style-name="T58_18"><text:s/></text:span><text:span text:style-name="T58_19">valg</text:span><text:span text:style-name="T58_20"><text:s/></text:span><text:span text:style-name="T58_21">av</text:span><text:span text:style-name="T58_22"><text:s/></text:span><text:span text:style-name="T58_23">ny</text:span><text:span text:style-name="T58_24"><text:s/></text:span><text:span text:style-name="T58_25">koordinator</text:span><text:span text:style-name="T58_26"><text:s/></text:span><text:span text:style-name="T58_27">behandlet</text:span><text:span text:style-name="T58_28"><text:s/></text:span><text:span text:style-name="T58_29">på</text:span><text:span text:style-name="T58_30"><text:s/></text:span><text:span text:style-name="T58_31">sirkulasjon</text:span><text:span text:style-name="T58_32">.<text:s/></text:span><text:span text:style-name="T58_33">Bendik</text:span><text:span text:style-name="T58_34"><text:s/></text:span><text:span text:style-name="T58_35">Kvamstad</text:span><text:span text:style-name="T58_36"><text:s/>(</text:span><text:span text:style-name="T58_37">bendikhk</text:span><text:span text:style-name="T58_38">)<text:s/></text:span><text:span text:style-name="T58_39">ble</text:span><text:span text:style-name="T58_40"><text:s/></text:span><text:span text:style-name="T58_41">enstemmig</text:span><text:span text:style-name="T58_42"><text:s/></text:span><text:span text:style-name="T58_43">valgt</text:span><text:span text:style-name="T58_44">.</text:span></text:p>
      <text:p text:style-name="P59"/>
      <text:p text:style-name="P60"/>
      <text:p text:style-name="P61"><text:span text:style-name="T61_1">5<text:s/></text:span><text:span text:style-name="T61_2">Behandling</text:span><text:span text:style-name="T61_3"><text:s/></text:span><text:span text:style-name="T61_4">av</text:span><text:span text:style-name="T61_5"><text:s/></text:span><text:span text:style-name="T61_6">søknader</text:span></text:p>
      <text:p text:style-name="P62"><text:span text:style-name="T62_1">5.1<text:s/></text:span><text:span text:style-name="T62_2">MAPSs</text:span><text:span text:style-name="T62_3"><text:s/></text:span><text:span text:style-name="T62_4">søknad</text:span><text:span text:style-name="T62_5"><text:s/></text:span><text:span text:style-name="T62_6">om</text:span><text:span text:style-name="T62_7"><text:s/></text:span><text:span text:style-name="T62_8">driftssøtte</text:span></text:p>
      <text:p text:style-name="P63"><text:span text:style-name="T63_1">Det</text:span><text:span text:style-name="T63_2"><text:s/></text:span><text:span text:style-name="T63_3">er</text:span><text:span text:style-name="T63_4"><text:s/></text:span><text:span text:style-name="T63_5">ikke</text:span><text:span text:style-name="T63_6"><text:s/></text:span><text:span text:style-name="T63_7">spesifisert</text:span><text:span text:style-name="T63_8"><text:s/></text:span><text:span text:style-name="T63_9">hvilke</text:span><text:span text:style-name="T63_10"><text:s/></text:span><text:span text:style-name="T63_11">budsjettposter</text:span><text:span text:style-name="T63_12"><text:s/></text:span><text:span text:style-name="T63_13">søker</text:span><text:span text:style-name="T63_14"><text:s/></text:span><text:span text:style-name="T63_15">ønsket</text:span><text:span text:style-name="T63_16"><text:s/></text:span><text:span text:style-name="T63_17">å</text:span><text:span text:style-name="T63_18"><text:s/></text:span><text:span text:style-name="T63_19">få</text:span><text:span text:style-name="T63_20"><text:s/></text:span><text:span text:style-name="T63_21">dekket</text:span><text:span text:style-name="T63_22">.<text:s/></text:span><text:span text:style-name="T63_23">Fremfor</text:span><text:span text:style-name="T63_24"><text:s/></text:span><text:span text:style-name="T63_25">å</text:span><text:span text:style-name="T63_26"><text:s/></text:span><text:span text:style-name="T63_27">be</text:span><text:span text:style-name="T63_28"><text:s/></text:span><text:span text:style-name="T63_29">om</text:span><text:span text:style-name="T63_30"><text:s/></text:span><text:span text:style-name="T63_31">en</text:span><text:span text:style-name="T63_32"><text:s/></text:span><text:span text:style-name="T63_33">ny</text:span><text:span text:style-name="T63_34"><text:s/></text:span><text:span text:style-name="T63_35">søknad</text:span><text:span text:style-name="T63_36"><text:s/></text:span><text:span text:style-name="T63_37">velger</text:span><text:span text:style-name="T63_38"><text:s/></text:span><text:span text:style-name="T63_39">man</text:span><text:span text:style-name="T63_40"><text:s/></text:span><text:span text:style-name="T63_41">seg</text:span><text:span text:style-name="T63_42"><text:s/></text:span><text:span text:style-name="T63_43">ut</text:span><text:span text:style-name="T63_44"><text:s/></text:span><text:span text:style-name="T63_45">budsjettpostene</text:span><text:span text:style-name="T63_46"><text:s/>«</text:span><text:span text:style-name="T63_47">mat</text:span><text:span text:style-name="T63_48"><text:s/></text:span><text:span text:style-name="T63_49">og</text:span><text:span text:style-name="T63_50"><text:s/></text:span><text:span text:style-name="T63_51">drikke</text:span><text:span text:style-name="T63_52">»<text:s/></text:span><text:span text:style-name="T63_53">på</text:span><text:span text:style-name="T63_54"><text:s/>4<text:s/>000<text:s/></text:span><text:span text:style-name="T63_55">kroner</text:span><text:span text:style-name="T63_56"><text:s/></text:span><text:span text:style-name="T63_57">til</text:span><text:span text:style-name="T63_58"><text:s/></text:span><text:span text:style-name="T63_59">arrangementet</text:span><text:span text:style-name="T63_60"><text:s/></text:span><text:span text:style-name="T63_61">Exploit</text:span><text:span text:style-name="T63_62"><text:s/></text:span><text:span text:style-name="T63_63">og</text:span><text:span text:style-name="T63_64"><text:s/>«</text:span><text:span text:style-name="T63_65">leie</text:span><text:span text:style-name="T63_66"><text:s/></text:span><text:span text:style-name="T63_67">av</text:span><text:span text:style-name="T63_68"><text:s/></text:span><text:span text:style-name="T63_69">Escape</text:span><text:span text:style-name="T63_70">»<text:s/></text:span><text:span text:style-name="T63_71">på</text:span><text:span text:style-name="T63_72"><text:s/>4<text:s/>000<text:s/></text:span><text:span text:style-name="T63_73">kroner</text:span><text:span text:style-name="T63_74"><text:s/></text:span><text:span text:style-name="T63_75">til</text:span><text:span text:style-name="T63_76"><text:s/></text:span><text:span text:style-name="T63_77">arrangementet</text:span><text:span text:style-name="T63_78"><text:s/></text:span><text:span text:style-name="T63_79">IDI</text:span><text:span text:style-name="T63_80"><text:s/></text:span><text:span text:style-name="T63_81">og</text:span><text:span text:style-name="T63_82"><text:s/></text:span><text:span text:style-name="T63_83">godkjenner</text:span><text:span text:style-name="T63_84"><text:s/></text:span><text:span text:style-name="T63_85">søknaden</text:span><text:span text:style-name="T63_86">.</text:span></text:p>
      <text:p text:style-name="P64"/>
      <text:p text:style-name="P65"><text:span text:style-name="T65_1">Pengene</text:span><text:span text:style-name="T65_2"><text:s/></text:span><text:span text:style-name="T65_3">er</text:span><text:span text:style-name="T65_4"><text:s/></text:span><text:span text:style-name="T65_5">innvilget</text:span><text:span text:style-name="T65_6"><text:s/></text:span><text:span text:style-name="T65_7">til</text:span><text:span text:style-name="T65_8"><text:s/></text:span><text:span text:style-name="T65_9">disse</text:span><text:span text:style-name="T65_10"><text:s/></text:span><text:span text:style-name="T65_11">postene</text:span><text:span text:style-name="T65_12"><text:s/></text:span><text:span text:style-name="T65_13">alene</text:span><text:span text:style-name="T65_14">,<text:s/></text:span><text:span text:style-name="T65_15">og</text:span><text:span text:style-name="T65_16"><text:s/></text:span><text:span text:style-name="T65_17">kan</text:span><text:span text:style-name="T65_18"><text:s/></text:span><text:span text:style-name="T65_19">ikke</text:span><text:span text:style-name="T65_20"><text:s/></text:span><text:span text:style-name="T65_21">omdisponeres</text:span><text:span text:style-name="T65_22"><text:s/>(</text:span><text:span text:style-name="T65_23">ubenyttede</text:span><text:span text:style-name="T65_24"><text:s/></text:span><text:span text:style-name="T65_25">midler</text:span><text:span text:style-name="T65_26"><text:s/></text:span><text:span text:style-name="T65_27">må</text:span><text:span text:style-name="T65_28"><text:s/></text:span><text:span text:style-name="T65_29">tilbakebetales</text:span><text:span text:style-name="T65_30">).<text:s/></text:span><text:span text:style-name="T65_31">Om</text:span><text:span text:style-name="T65_32"><text:s/></text:span><text:span text:style-name="T65_33">MAPS</text:span><text:span text:style-name="T65_34"><text:s/></text:span><text:span text:style-name="T65_35">ikke</text:span><text:span text:style-name="T65_36"><text:s/></text:span><text:span text:style-name="T65_37">skulle</text:span><text:span text:style-name="T65_38"><text:s/></text:span><text:span text:style-name="T65_39">være</text:span><text:span text:style-name="T65_40"><text:s/></text:span><text:span text:style-name="T65_41">fornøyd</text:span><text:span text:style-name="T65_42"><text:s/></text:span><text:span text:style-name="T65_43">med</text:span><text:span text:style-name="T65_44"><text:s/></text:span><text:span text:style-name="T65_45">valg</text:span><text:span text:style-name="T65_46"><text:s/></text:span><text:span text:style-name="T65_47">av</text:span><text:span text:style-name="T65_48"><text:s/></text:span><text:span text:style-name="T65_49">budsjettposter</text:span><text:span text:style-name="T65_50"><text:s/></text:span><text:span text:style-name="T65_51">er</text:span><text:span text:style-name="T65_52"><text:s/></text:span><text:span text:style-name="T65_53">det</text:span><text:span text:style-name="T65_54"><text:s/></text:span><text:span text:style-name="T65_55">ønskelig</text:span><text:span text:style-name="T65_56"><text:s/></text:span><text:span text:style-name="T65_57">at</text:span><text:span text:style-name="T65_58"><text:s/></text:span><text:span text:style-name="T65_59">de</text:span><text:span text:style-name="T65_60"><text:s/></text:span><text:span text:style-name="T65_61">søker</text:span><text:span text:style-name="T65_62"><text:s/></text:span><text:span text:style-name="T65_63">på</text:span><text:span text:style-name="T65_64"><text:s/></text:span><text:span text:style-name="T65_65">nytt</text:span><text:span text:style-name="T65_66">.</text:span></text:p>
      <text:p text:style-name="P66"/>
      <text:p text:style-name="P67"><text:span text:style-name="T67_1">5.2<text:s/></text:span><text:span text:style-name="T67_2">Verdandes</text:span><text:span text:style-name="T67_3"><text:s/></text:span><text:span text:style-name="T67_4">søknad</text:span><text:span text:style-name="T67_5"><text:s/></text:span><text:span text:style-name="T67_6">om</text:span><text:span text:style-name="T67_7"><text:s/></text:span><text:span text:style-name="T67_8">driftsstøtte</text:span></text:p>
      <text:p text:style-name="P68"><text:span text:style-name="T68_1">Innvilges</text:span><text:span text:style-name="T68_2">.</text:span></text:p>
      <text:p text:style-name="P69"/>
      <text:p text:style-name="P70"/>
      <text:p text:style-name="P71"/>
      <text:p text:style-name="P72"/>
      <text:p text:style-name="P73"/>
      <text:p text:style-name="P74"><text:span text:style-name="T74_1">5.3<text:s/></text:span><text:span text:style-name="T74_2">Verdandes</text:span><text:span text:style-name="T74_3"><text:s/></text:span><text:span text:style-name="T74_4">søknad</text:span><text:span text:style-name="T74_5"><text:s/></text:span><text:span text:style-name="T74_6">om</text:span><text:span text:style-name="T74_7"><text:s/></text:span><text:span text:style-name="T74_8">prosjektstøtte</text:span></text:p>
      <text:p text:style-name="P75"><text:span text:style-name="T75_1">Søknaden</text:span><text:span text:style-name="T75_2"><text:s/></text:span><text:span text:style-name="T75_3">behandles</text:span><text:span text:style-name="T75_4"><text:s/></text:span><text:span text:style-name="T75_5">som</text:span><text:span text:style-name="T75_6"><text:s/></text:span><text:span text:style-name="T75_7">en</text:span><text:span text:style-name="T75_8"><text:s/></text:span><text:span text:style-name="T75_9">søknad</text:span><text:span text:style-name="T75_10"><text:s/></text:span><text:span text:style-name="T75_11">om</text:span><text:span text:style-name="T75_12"><text:s/></text:span><text:span text:style-name="T75_13">driftsstøtte</text:span><text:span text:style-name="T75_14">.<text:s/></text:span><text:span text:style-name="T75_15">Det</text:span><text:span text:style-name="T75_16"><text:s/></text:span><text:span text:style-name="T75_17">er</text:span><text:span text:style-name="T75_18"><text:s/></text:span><text:span text:style-name="T75_19">ønskelig</text:span><text:span text:style-name="T75_20"><text:s/></text:span><text:span text:style-name="T75_21">at</text:span><text:span text:style-name="T75_22"><text:s/></text:span><text:span text:style-name="T75_23">fremtidige</text:span><text:span text:style-name="T75_24"><text:s/></text:span><text:span text:style-name="T75_25">søknader</text:span><text:span text:style-name="T75_26"><text:s/></text:span><text:span text:style-name="T75_27">som</text:span><text:span text:style-name="T75_28"><text:s/></text:span><text:span text:style-name="T75_29">drift</text:span><text:span text:style-name="T75_30"><text:s/></text:span><text:span text:style-name="T75_31">kommer</text:span><text:span text:style-name="T75_32"><text:s/></text:span><text:span text:style-name="T75_33">samlet</text:span><text:span text:style-name="T75_34">,<text:s/></text:span><text:span text:style-name="T75_35">og</text:span><text:span text:style-name="T75_36"><text:s/></text:span><text:span text:style-name="T75_37">uten</text:span><text:span text:style-name="T75_38"><text:s/></text:span><text:span text:style-name="T75_39">eksterne</text:span><text:span text:style-name="T75_40"><text:s/></text:span><text:span text:style-name="T75_41">vedlegg</text:span><text:span text:style-name="T75_42">.<text:s/></text:span><text:span text:style-name="T75_43">Innvilges</text:span><text:span text:style-name="T75_44">.</text:span></text:p>
      <text:p text:style-name="P76"/>
      <text:p text:style-name="P77"><text:span text:style-name="T77_1">5.4<text:s/></text:span><text:span text:style-name="T77_2">FUIs</text:span><text:span text:style-name="T77_3"><text:s/></text:span><text:span text:style-name="T77_4">søknad</text:span><text:span text:style-name="T77_5"><text:s/></text:span><text:span text:style-name="T77_6">om</text:span><text:span text:style-name="T77_7"><text:s/></text:span><text:span text:style-name="T77_8">driftsstøtte</text:span></text:p>
      <text:p text:style-name="P78"><text:span text:style-name="T78_1">Søknaden</text:span><text:span text:style-name="T78_2"><text:s/></text:span><text:span text:style-name="T78_3">er</text:span><text:span text:style-name="T78_4"><text:s/></text:span><text:span text:style-name="T78_5">for</text:span><text:span text:style-name="T78_6"><text:s/></text:span><text:span text:style-name="T78_7">en</text:span><text:span text:style-name="T78_8"><text:s/></text:span><text:span text:style-name="T78_9">vandreplansjett</text:span><text:span text:style-name="T78_10"><text:s/></text:span><text:span text:style-name="T78_11">til</text:span><text:span text:style-name="T78_12"><text:s/></text:span><text:span text:style-name="T78_13">prisen</text:span><text:span text:style-name="T78_14"><text:s/>«</text:span><text:span text:style-name="T78_15">Årets</text:span><text:span text:style-name="T78_16"><text:s/></text:span><text:span text:style-name="T78_17">foreleser</text:span><text:span text:style-name="T78_18">».<text:s/></text:span><text:span text:style-name="T78_19">Innvilges</text:span><text:span text:style-name="T78_20">.</text:span></text:p>
      <text:p text:style-name="P79"/>
      <text:p text:style-name="P80"><text:span text:style-name="T80_1">5.5<text:s/></text:span><text:span text:style-name="T80_2">FIFIs</text:span><text:span text:style-name="T80_3"><text:s/></text:span><text:span text:style-name="T80_4">søknad</text:span><text:span text:style-name="T80_5"><text:s/></text:span><text:span text:style-name="T80_6">om</text:span><text:span text:style-name="T80_7"><text:s/></text:span><text:span text:style-name="T80_8">driftsstøtte</text:span></text:p>
      <text:p text:style-name="P81"><text:span text:style-name="T81_1">Det</text:span><text:span text:style-name="T81_2"><text:s/></text:span><text:span text:style-name="T81_3">er</text:span><text:span text:style-name="T81_4"><text:s/></text:span><text:span text:style-name="T81_5">ikke</text:span><text:span text:style-name="T81_6"><text:s/></text:span><text:span text:style-name="T81_7">spesifisert</text:span><text:span text:style-name="T81_8"><text:s/></text:span><text:span text:style-name="T81_9">hvilke</text:span><text:span text:style-name="T81_10"><text:s/></text:span><text:span text:style-name="T81_11">budsjettposter</text:span><text:span text:style-name="T81_12"><text:s/></text:span><text:span text:style-name="T81_13">søker</text:span><text:span text:style-name="T81_14"><text:s/></text:span><text:span text:style-name="T81_15">ønsket</text:span><text:span text:style-name="T81_16"><text:s/></text:span><text:span text:style-name="T81_17">å</text:span><text:span text:style-name="T81_18"><text:s/></text:span><text:span text:style-name="T81_19">få</text:span><text:span text:style-name="T81_20"><text:s/></text:span><text:span text:style-name="T81_21">dekket</text:span><text:span text:style-name="T81_22">.<text:s/></text:span><text:span text:style-name="T81_23">Fremfor</text:span><text:span text:style-name="T81_24"><text:s/></text:span><text:span text:style-name="T81_25">å</text:span><text:span text:style-name="T81_26"><text:s/></text:span><text:span text:style-name="T81_27">be</text:span><text:span text:style-name="T81_28"><text:s/></text:span><text:span text:style-name="T81_29">om</text:span><text:span text:style-name="T81_30"><text:s/></text:span><text:span text:style-name="T81_31">en</text:span><text:span text:style-name="T81_32"><text:s/></text:span><text:span text:style-name="T81_33">ny</text:span><text:span text:style-name="T81_34"><text:s/></text:span><text:span text:style-name="T81_35">søknad</text:span><text:span text:style-name="T81_36"><text:s/></text:span><text:span text:style-name="T81_37">velger</text:span><text:span text:style-name="T81_38"><text:s/></text:span><text:span text:style-name="T81_39">man</text:span><text:span text:style-name="T81_40"><text:s/></text:span><text:span text:style-name="T81_41">seg</text:span><text:span text:style-name="T81_42"><text:s/></text:span><text:span text:style-name="T81_43">ut</text:span><text:span text:style-name="T81_44"><text:s/></text:span><text:span text:style-name="T81_45">budsjettpostene</text:span><text:span text:style-name="T81_46"><text:s/>«</text:span><text:span text:style-name="T81_47">utstyr</text:span><text:span text:style-name="T81_48">»<text:s/></text:span><text:span text:style-name="T81_49">på</text:span><text:span text:style-name="T81_50"><text:s/>2<text:s/>000<text:s/></text:span><text:span text:style-name="T81_51">kroner</text:span><text:span text:style-name="T81_52"><text:s/></text:span><text:span text:style-name="T81_53">og</text:span><text:span text:style-name="T81_54"><text:s/>«</text:span><text:span text:style-name="T81_55">baneleie</text:span><text:span text:style-name="T81_56">»<text:s/></text:span><text:span text:style-name="T81_57">på</text:span><text:span text:style-name="T81_58"><text:s/>3<text:s/>940<text:s/></text:span><text:span text:style-name="T81_59">kroner</text:span><text:span text:style-name="T81_60"><text:s/></text:span><text:span text:style-name="T81_61">og</text:span><text:span text:style-name="T81_62"><text:s/></text:span><text:span text:style-name="T81_63">godkjenner</text:span><text:span text:style-name="T81_64"><text:s/></text:span><text:span text:style-name="T81_65">søknaden</text:span><text:span text:style-name="T81_66">.</text:span></text:p>
      <text:p text:style-name="P82"/>
      <text:p text:style-name="P83"><text:span text:style-name="T83_1">Pengene</text:span><text:span text:style-name="T83_2"><text:s/></text:span><text:span text:style-name="T83_3">er</text:span><text:span text:style-name="T83_4"><text:s/></text:span><text:span text:style-name="T83_5">innvilget</text:span><text:span text:style-name="T83_6"><text:s/></text:span><text:span text:style-name="T83_7">til</text:span><text:span text:style-name="T83_8"><text:s/></text:span><text:span text:style-name="T83_9">disse</text:span><text:span text:style-name="T83_10"><text:s/></text:span><text:span text:style-name="T83_11">postene</text:span><text:span text:style-name="T83_12"><text:s/></text:span><text:span text:style-name="T83_13">alene</text:span><text:span text:style-name="T83_14">,<text:s/></text:span><text:span text:style-name="T83_15">og</text:span><text:span text:style-name="T83_16"><text:s/></text:span><text:span text:style-name="T83_17">kan</text:span><text:span text:style-name="T83_18"><text:s/></text:span><text:span text:style-name="T83_19">ikke</text:span><text:span text:style-name="T83_20"><text:s/></text:span><text:span text:style-name="T83_21">omdisponeres</text:span><text:span text:style-name="T83_22"><text:s/>(</text:span><text:span text:style-name="T83_23">ubenyttede</text:span><text:span text:style-name="T83_24"><text:s/></text:span><text:span text:style-name="T83_25">midler</text:span><text:span text:style-name="T83_26"><text:s/></text:span><text:span text:style-name="T83_27">må</text:span><text:span text:style-name="T83_28"><text:s/></text:span><text:span text:style-name="T83_29">tilbakebetales</text:span><text:span text:style-name="T83_30">).<text:s/></text:span><text:span text:style-name="T83_31">Om</text:span><text:span text:style-name="T83_32"><text:s/></text:span><text:span text:style-name="T83_33">FIFI</text:span><text:span text:style-name="T83_34"><text:s/></text:span><text:span text:style-name="T83_35">ikke</text:span><text:span text:style-name="T83_36"><text:s/></text:span><text:span text:style-name="T83_37">skulle</text:span><text:span text:style-name="T83_38"><text:s/></text:span><text:span text:style-name="T83_39">være</text:span><text:span text:style-name="T83_40"><text:s/></text:span><text:span text:style-name="T83_41">fornøyd</text:span><text:span text:style-name="T83_42"><text:s/></text:span><text:span text:style-name="T83_43">med</text:span><text:span text:style-name="T83_44"><text:s/></text:span><text:span text:style-name="T83_45">valg</text:span><text:span text:style-name="T83_46"><text:s/></text:span><text:span text:style-name="T83_47">av</text:span><text:span text:style-name="T83_48"><text:s/></text:span><text:span text:style-name="T83_49">budsjettposter</text:span><text:span text:style-name="T83_50"><text:s/></text:span><text:span text:style-name="T83_51">er</text:span><text:span text:style-name="T83_52"><text:s/></text:span><text:span text:style-name="T83_53">det</text:span><text:span text:style-name="T83_54"><text:s/></text:span><text:span text:style-name="T83_55">ønskelig</text:span><text:span text:style-name="T83_56"><text:s/></text:span><text:span text:style-name="T83_57">at</text:span><text:span text:style-name="T83_58"><text:s/></text:span><text:span text:style-name="T83_59">de</text:span><text:span text:style-name="T83_60"><text:s/></text:span><text:span text:style-name="T83_61">søker</text:span><text:span text:style-name="T83_62"><text:s/></text:span><text:span text:style-name="T83_63">på</text:span><text:span text:style-name="T83_64"><text:s/></text:span><text:span text:style-name="T83_65">nytt</text:span><text:span text:style-name="T83_66">.</text:span></text:p>
      <text:p text:style-name="P84"/>
      <text:p text:style-name="P85"><text:span text:style-name="T85_1">5.6<text:s/></text:span><text:span text:style-name="T85_2">Mikros</text:span><text:span text:style-name="T85_3"><text:s/></text:span><text:span text:style-name="T85_4">søknad</text:span><text:span text:style-name="T85_5"><text:s/></text:span><text:span text:style-name="T85_6">om</text:span><text:span text:style-name="T85_7"><text:s/></text:span><text:span text:style-name="T85_8">driftsstøtte</text:span></text:p>
      <text:p text:style-name="P86"><text:span text:style-name="T86_1">Søker</text:span><text:span text:style-name="T86_2"><text:s/></text:span><text:span text:style-name="T86_3">blir</text:span><text:span text:style-name="T86_4"><text:s/></text:span><text:span text:style-name="T86_5">bedt</text:span><text:span text:style-name="T86_6"><text:s/></text:span><text:span text:style-name="T86_7">om</text:span><text:span text:style-name="T86_8"><text:s/></text:span><text:span text:style-name="T86_9">å</text:span><text:span text:style-name="T86_10"><text:s/></text:span><text:span text:style-name="T86_11">betale</text:span><text:span text:style-name="T86_12"><text:s/></text:span><text:span text:style-name="T86_13">tilbake</text:span><text:span text:style-name="T86_14"><text:s/></text:span><text:span text:style-name="T86_15">de</text:span><text:span text:style-name="T86_16"><text:s/></text:span><text:span text:style-name="T86_17">ubenyttede</text:span><text:span text:style-name="T86_18"><text:s/></text:span><text:span text:style-name="T86_19">midlene</text:span><text:span text:style-name="T86_20"><text:s/></text:span><text:span text:style-name="T86_21">fra</text:span><text:span text:style-name="T86_22"><text:s/></text:span><text:span text:style-name="T86_23">høstsemesteret</text:span><text:span text:style-name="T86_24">,<text:s/></text:span><text:span text:style-name="T86_25">og</text:span><text:span text:style-name="T86_26"><text:s/></text:span><text:span text:style-name="T86_27">søke</text:span><text:span text:style-name="T86_28"><text:s/></text:span><text:span text:style-name="T86_29">nye</text:span><text:span text:style-name="T86_30"><text:s/></text:span><text:span text:style-name="T86_31">midler</text:span><text:span text:style-name="T86_32"><text:s/></text:span><text:span text:style-name="T86_33">for</text:span><text:span text:style-name="T86_34"><text:s/></text:span><text:span text:style-name="T86_35">vårsemesteret</text:span><text:span text:style-name="T86_36">.<text:s/></text:span><text:span text:style-name="T86_37">En</text:span><text:span text:style-name="T86_38"><text:s/></text:span><text:span text:style-name="T86_39">oppdatert</text:span><text:span text:style-name="T86_40"><text:s/></text:span><text:span text:style-name="T86_41">søknad</text:span><text:span text:style-name="T86_42"><text:s/></text:span><text:span text:style-name="T86_43">kan</text:span><text:span text:style-name="T86_44"><text:s/></text:span><text:span text:style-name="T86_45">behandles</text:span><text:span text:style-name="T86_46"><text:s/></text:span><text:span text:style-name="T86_47">på</text:span><text:span text:style-name="T86_48"><text:s/></text:span><text:span text:style-name="T86_49">sirkulasjon</text:span><text:span text:style-name="T86_50">.</text:span></text:p>
      <text:p text:style-name="P87"/>
      <text:p text:style-name="P88"/>
      <text:p text:style-name="P89"><text:span text:style-name="T89_1">6<text:s/></text:span><text:span text:style-name="T89_2">Signering</text:span><text:span text:style-name="T89_3"><text:s/></text:span><text:span text:style-name="T89_4">av</text:span><text:span text:style-name="T89_5"><text:s/></text:span><text:span text:style-name="T89_6">innvilgede</text:span><text:span text:style-name="T89_7"><text:s/></text:span><text:span text:style-name="T89_8">søknader</text:span></text:p>
      <text:p text:style-name="P90"><text:span text:style-name="T90_1">Det</text:span><text:span text:style-name="T90_2"><text:s/></text:span><text:span text:style-name="T90_3">oppstår</text:span><text:span text:style-name="T90_4"><text:s/></text:span><text:span text:style-name="T90_5">kaos</text:span><text:span text:style-name="T90_6"><text:s/></text:span><text:span text:style-name="T90_7">i</text:span><text:span text:style-name="T90_8"><text:s/></text:span><text:span text:style-name="T90_9">det</text:span><text:span text:style-name="T90_10"><text:s/></text:span><text:span text:style-name="T90_11">en</text:span><text:span text:style-name="T90_12"><text:s/></text:span><text:span text:style-name="T90_13">av</text:span><text:span text:style-name="T90_14"><text:s/></text:span><text:span text:style-name="T90_15">representantene</text:span><text:span text:style-name="T90_16"><text:s/></text:span><text:span text:style-name="T90_17">skriver</text:span><text:span text:style-name="T90_18"><text:s/></text:span><text:span text:style-name="T90_19">under</text:span><text:span text:style-name="T90_20"><text:s/></text:span><text:span text:style-name="T90_21">i</text:span><text:span text:style-name="T90_22"><text:s/></text:span><text:span text:style-name="T90_23">feil</text:span><text:span text:style-name="T90_24"><text:s/></text:span><text:span text:style-name="T90_25">felt</text:span><text:span text:style-name="T90_26">,<text:s/></text:span><text:span text:style-name="T90_27">men</text:span><text:span text:style-name="T90_28"><text:s/></text:span><text:span text:style-name="T90_29">en</text:span><text:span text:style-name="T90_30"><text:s/></text:span><text:span text:style-name="T90_31">forberedt</text:span><text:span text:style-name="T90_32"><text:s/></text:span><text:span text:style-name="T90_33">koordinator</text:span><text:span text:style-name="T90_34"><text:s/></text:span><text:span text:style-name="T90_35">har</text:span><text:span text:style-name="T90_36"><text:s/></text:span><text:span text:style-name="T90_37">med</text:span><text:span text:style-name="T90_38"><text:s/></text:span><text:span text:style-name="T90_39">ekstra</text:span><text:span text:style-name="T90_40"><text:s/></text:span><text:span text:style-name="T90_41">skjemaer</text:span><text:span text:style-name="T90_42"><text:s/></text:span><text:span text:style-name="T90_43">og</text:span><text:span text:style-name="T90_44"><text:s/></text:span><text:span text:style-name="T90_45">alle</text:span><text:span text:style-name="T90_46"><text:s/></text:span><text:span text:style-name="T90_47">foruten</text:span><text:span text:style-name="T90_48"><text:s/></text:span><text:span text:style-name="T90_49">PING</text:span><text:span text:style-name="T90_50"><text:s/></text:span><text:span text:style-name="T90_51">for</text:span><text:span text:style-name="T90_52"><text:s/></text:span><text:span text:style-name="T90_53">skrevet</text:span><text:span text:style-name="T90_54"><text:s/></text:span><text:span text:style-name="T90_55">under</text:span><text:span text:style-name="T90_56"><text:s/></text:span><text:span text:style-name="T90_57">skjemaene</text:span><text:span text:style-name="T90_58">.</text:span></text:p>
      <text:p text:style-name="P91"/>
      <text:p text:style-name="P92"/>
      <text:p text:style-name="P93"><text:span text:style-name="T93_1">7<text:s/></text:span><text:span text:style-name="T93_2">Eventuelt</text:span></text:p>
      <text:p text:style-name="P94"><text:span text:style-name="T94_1">7.1<text:s/></text:span><text:span text:style-name="T94_2">Kaffe</text:span><text:span text:style-name="T94_3"><text:s/></text:span><text:span text:style-name="T94_4">på</text:span><text:span text:style-name="T94_5"><text:s/></text:span><text:span text:style-name="T94_6">foreningskontoret</text:span><text:span text:style-name="T94_7"><text:s/>(</text:span><text:span text:style-name="T94_8">FK</text:span><text:span text:style-name="T94_9">)</text:span></text:p>
      <text:p text:style-name="P95"><text:span text:style-name="T95_1">Frøken</text:span><text:span text:style-name="T95_2"><text:s/></text:span><text:span text:style-name="T95_3">Frøyen</text:span><text:span text:style-name="T95_4"><text:s/></text:span><text:span text:style-name="T95_5">taler</text:span><text:span text:style-name="T95_6"><text:s/></text:span><text:span text:style-name="T95_7">kaffens</text:span><text:span text:style-name="T95_8"><text:s/></text:span><text:span text:style-name="T95_9">sak</text:span><text:span text:style-name="T95_10">,<text:s/></text:span><text:span text:style-name="T95_11">og</text:span><text:span text:style-name="T95_12"><text:s/></text:span><text:span text:style-name="T95_13">etterlyser</text:span><text:span text:style-name="T95_14"><text:s/></text:span><text:span text:style-name="T95_15">at</text:span><text:span text:style-name="T95_16"><text:s/></text:span><text:span text:style-name="T95_17">noen</text:span><text:span text:style-name="T95_18">TM</text:span><text:span text:style-name="T95_19"><text:s/></text:span><text:span text:style-name="T95_20">handler</text:span><text:span text:style-name="T95_21"><text:s/></text:span><text:span text:style-name="T95_22">slik</text:span><text:span text:style-name="T95_23"><text:s/></text:span><text:span text:style-name="T95_24">at</text:span><text:span text:style-name="T95_25"><text:s/></text:span><text:span text:style-name="T95_26">foreningskontoret</text:span><text:span text:style-name="T95_27"><text:s/></text:span><text:span text:style-name="T95_28">igjen</text:span><text:span text:style-name="T95_29"><text:s/></text:span><text:span text:style-name="T95_30">kan</text:span><text:span text:style-name="T95_31"><text:s/></text:span><text:span text:style-name="T95_32">by</text:span><text:span text:style-name="T95_33"><text:s/></text:span><text:span text:style-name="T95_34">engasjerte</text:span><text:span text:style-name="T95_35"><text:s/></text:span><text:span text:style-name="T95_36">foreningsfolk</text:span><text:span text:style-name="T95_37"><text:s/></text:span><text:span text:style-name="T95_38">på</text:span><text:span text:style-name="T95_39"><text:s/></text:span><text:span text:style-name="T95_40">en</text:span><text:span text:style-name="T95_41"><text:s/></text:span><text:span text:style-name="T95_42">kaffekopp</text:span><text:span text:style-name="T95_43">.<text:s/></text:span><text:span text:style-name="T95_44">En</text:span><text:span text:style-name="T95_45"><text:s/></text:span><text:span text:style-name="T95_46">søknad</text:span><text:span text:style-name="T95_47"><text:s/></text:span><text:span text:style-name="T95_48">finner</text:span><text:span text:style-name="T95_49"><text:s/></text:span><text:span text:style-name="T95_50">forhåpningsvis</text:span><text:span text:style-name="T95_51"><text:s/></text:span><text:span text:style-name="T95_52">veien</text:span><text:span text:style-name="T95_53"><text:s/></text:span><text:span text:style-name="T95_54">til</text:span><text:span text:style-name="T95_55"><text:s/></text:span><text:span text:style-name="T95_56">koordinators</text:span><text:span text:style-name="T95_57"><text:s/></text:span><text:span text:style-name="T95_58">innboks</text:span><text:span text:style-name="T95_59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art-value="5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art-value="6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